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9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8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search-criteria-must-apply-to-whole-cell="false"/>
      <table:table table:name="book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e book 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ind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hange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delete book1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query books</text:p>
          </table:table-cell>
          <table:table-cell/>
          <table:table-cell office:value-type="float" office:value="1">
            <text:p>1</text:p>
          </table:table-cell>
        </table:table-row>
      </table:table>
      <table:table table:name="physical books" table:style-name="ta1" table:print="false"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#</text:p>
          </table:table-cell>
          <table:table-cell office:value-type="string">
            <text:p>test description</text:p>
          </table:table-cell>
          <table:table-cell office:value-type="string">
            <text:p>estimate</text:p>
          </table:table-cell>
          <table:table-cell office:value-type="string">
            <text:p>implemente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reate a book with a file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reate a book with a file and set last read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</table:table>
      <table:table table:name="Лист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13">13.02.2010</text:date>, <text:time>22:20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2-06T20:15:12</meta:creation-date>
    <dc:date>2010-02-13T22:20:16</dc:date>
    <meta:editing-duration>PT02H07M53S</meta:editing-duration>
    <meta:editing-cycles>10</meta:editing-cycles>
    <meta:generator>OpenOffice.org/3.2$Linux OpenOffice.org_project/320m12$Build-9483</meta:generator>
    <dc:creator>eav </dc:creator>
    <meta:document-statistic meta:table-count="3" meta:cell-count="40" meta:object-count="0"/>
  </office:meta>
</office:document-meta>
</file>